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0.0743in" fo:margin-left="-0.0764in" style:page-number="0" table:align="left" style:writing-mode="lr-tb"/>
    </style:style>
    <style:style style:name="Tabelle1.A" style:family="table-column">
      <style:table-column-properties style:column-width="0.4153in"/>
    </style:style>
    <style:style style:name="Tabelle1.B" style:family="table-column">
      <style:table-column-properties style:column-width="0.5514in"/>
    </style:style>
    <style:style style:name="Tabelle1.C" style:family="table-column">
      <style:table-column-properties style:column-width="2.1375in"/>
    </style:style>
    <style:style style:name="Tabelle1.D" style:family="table-column">
      <style:table-column-properties style:column-width="1.8472in"/>
    </style:style>
    <style:style style:name="Tabelle1.E" style:family="table-column">
      <style:table-column-properties style:column-width="1.7993in"/>
    </style:style>
    <style:style style:name="Tabelle1.F" style:family="table-column">
      <style:table-column-properties style:column-width="1.3417in"/>
    </style:style>
    <style:style style:name="Tabelle1.G" style:family="table-column">
      <style:table-column-properties style:column-width="1.981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7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4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20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21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23" style:family="paragraph" style:parent-style-name="Header">
      <style:paragraph-properties fo:margin-left="0in" fo:margin-right="1.7957in" fo:text-indent="0in" style:auto-text-indent="false"/>
    </style:style>
    <style:style style:name="P24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5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6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style:font-size-asian="9pt" style:language-asian="zxx" style:country-asian="none"/>
    </style:style>
    <style:style style:name="P28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9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1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33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4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35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6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7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8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9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7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solid"/>
    </style:style>
    <style:style style:name="T12" style:family="text">
      <style:text-properties fo:font-style="italic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6"/><text:p text:style-name="P5"><text:span text:style-name="T8">Materialliste</text:span> <text:span text:style-name="T9">Projekttag</text:span> {ptkuerzel} {ptjahr}</text:p><text:h text:style-name="P38" text:outline-level="1"/><text:h text:style-name="P39" text:outline-level="1"><text:span text:style-name="T3">Teamkoffer:</text:span><text:span text:style-name="T4"><text:tab/></text:span></text:h><text:p text:style-name="P28"/><text:h text:style-name="P42" text:outline-level="1">ausreichend Metaplankarten (verschiedene Farben)</text:h><text:h text:style-name="P42" text:outline-level="1">ausreichend Stifte</text:h><text:h text:style-name="P45" text:outline-level="2">Pinnadeln</text:h><text:h text:style-name="P45" text:outline-level="2">Kreppband (2 Rollen)</text:h><text:h text:style-name="P45" text:outline-level="2">Klebestifte, Klebezettel</text:h><text:h text:style-name="P45" text:outline-level="2">2 Schreibunterlagen</text:h><text:p text:style-name="P29"/><text:h text:style-name="P40" text:outline-level="1"><text:span text:style-name="T3">Materialien:</text:span><text:span text:style-name="T4"><text:tab/></text:span></text:h><text:p text:style-name="P30"/><text:h text:style-name="P43" text:outline-level="1">mind. 3 Pinwände</text:h><text:h text:style-name="P43" text:outline-level="1">mind. 6 Bögen Pinnwandpapier</text:h><text:h text:style-name="P43" text:outline-level="1">Einsatzinformationen für TeamerInnen</text:h><text:h text:style-name="P43" text:outline-level="1">Anfahrtsbeschreibung</text:h><text:h text:style-name="P43" text:outline-level="1">E (magnetisiertes) Europapuzzle</text:h><text:h text:style-name="P43" text:outline-level="1">E fünf laminierte A3-Karten mit Dimensionen Europas</text:h><text:p text:style-name="P25">E Film</text:p><text:p text:style-name="P25">Klebezettel</text:p><text:p text:style-name="P25">E Infoblatt für Schüler_innen, ggf. Infomaterial NDC</text:p><text:p text:style-name="P32"/><text:h text:style-name="P41" text:outline-level="1"><text:span text:style-name="T3">Teamordner:<text:tab/></text:span><text:span text:style-name="T4"><text:tab/><text:tab/></text:span></text:h><text:p text:style-name="P31"/><text:h text:style-name="P44" text:outline-level="1">Materialliste PT E</text:h><text:h text:style-name="P44" text:outline-level="1">ZIM PT E</text:h><text:h text:style-name="P44" text:outline-level="1">Teilnahmelisten </text:h><text:h text:style-name="P44" text:outline-level="1">Honorarbelege </text:h><text:h text:style-name="P44" text:outline-level="1">Quittungsbelege</text:h><text:h text:style-name="P44" text:outline-level="1">HospitantInnen Rückmeldebögen</text:h><text:h text:style-name="P44" text:outline-level="1">Reflexionsbögen</text:h><text:h text:style-name="P44" text:outline-level="1">LehrerInnen-Rückmeldebögen</text:h><text:p text:style-name="P34"/><text:p text:style-name="P33">Ordner PT {ptkuerzel} {ptjahr}:</text:p><text:p text:style-name="P33"/><text:p text:style-name="P26">[!-- BEGIN koffer --]<text:span text:style-name="T10">{kuerzel} {lnr}</text:span><text:tab/><text:span text:style-name="T7">{kofferInhalt}</text:span></text:p><text:p text:style-name="P26">[!-- END koffer --]</text:p><text:p text:style-name="P24"/><text:p text:style-name="P37">PT {ptkuerzel} {ptjahr}</text:p><text:p text:style-name="P35">{nameZim}</text:p><text:p text:style-name="P9"/><text:section text:style-name="Sect1" text:name="Bereich1"><text:p text:style-name="P8">Ziele des PT {ptkuerzel} </text:p><text:p text:style-name="P3">{zieleZim}</text:p><text:p text:style-name="P3"/><text:p text:style-name="P8">Zielgruppe </text:p><text:p text:style-name="P3">• {zielGruppe}</text:p><text:p text:style-name="P3"/><text:p text:style-name="P8">Roter Faden </text:p><text:p text:style-name="P15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0">Nr.</text:p></table:table-cell><table:table-cell table:style-name="Tabelle1.A1" office:value-type="string"><text:p text:style-name="P11">Zeit in min.</text:p></table:table-cell><table:table-cell table:style-name="Tabelle1.A1" office:value-type="string"><text:p text:style-name="P12">Ziel</text:p></table:table-cell><table:table-cell table:style-name="Tabelle1.A1" office:value-type="string"><text:p text:style-name="P12">Inhalt</text:p></table:table-cell><table:table-cell table:style-name="Tabelle1.A1" office:value-type="string"><text:p text:style-name="P13">Methode</text:p></table:table-cell><table:table-cell table:style-name="Tabelle1.A1" office:value-type="string"><text:p text:style-name="P12">Rolle TM</text:p></table:table-cell><table:table-cell table:style-name="Tabelle1.G1" office:value-type="string"><text:p text:style-name="P12">Anlagen/Hilfsmittel</text:p></table:table-cell></table:table-row></table:table-header-rows><table:table-row table:style-name="Tabelle1.1"><table:table-cell table:style-name="Tabelle1.A2" table:number-columns-spanned="7" office:value-type="string"><text:p text:style-name="P14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4">[!-- BEGIN row.anlagen --]{name}</text:p></table:table-cell><table:table-cell table:style-name="Tabelle1.A3" office:value-type="string"><text:p text:style-name="P6">{zeit}</text:p></table:table-cell><table:table-cell table:style-name="Tabelle1.A3" office:value-type="string"><text:p text:style-name="P4">{ziel}</text:p></table:table-cell><table:table-cell table:style-name="Tabelle1.A3" office:value-type="string"><text:p text:style-name="P4">{kurzinhalt}</text:p></table:table-cell><table:table-cell table:style-name="Tabelle1.A3" office:value-type="string"><text:p text:style-name="P7">{methode}</text:p></table:table-cell><table:table-cell table:style-name="Tabelle1.A3" office:value-type="string"><text:p text:style-name="P4">{rolletm}</text:p></table:table-cell><table:table-cell table:style-name="Tabelle1.G3" office:value-type="string"><text:p text:style-name="P46">{name2}</text:p><text:p text:style-name="P47"><text:span text:style-name="T5">{material}</text:span><text:span text:style-name="T6">[!-- END row.anlagen --]</text:span></text:p></table:table-cell></table:table-row></table:table>[!-- END stunden --]<text:p text:style-name="P2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P9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7874in" fo:margin-bottom="0.7874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1" draw:name="Bild 3" text:anchor-type="char" svg:x="0.0291in" svg:y="0.0634in" svg:width="0.75in" svg:height="0.4583in" draw:z-index="2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  <text:p text:style-name="MP9"><text:span text:style-name="Page_20_Number"><text:span text:style-name="MT1"/></text:span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16T11:29:07</meta:creation-date>
    <meta:editing-cycles>9</meta:editing-cycles>
    <meta:generator>OpenOffice.org/3.2$Linux OpenOffice.org_project/320m12$Build-9483</meta:generator>
    <meta:editing-duration>PT00H09M21S</meta:editing-duration>
    <dc:date>2010-07-16T14:38:39</dc:date>
    <dc:creator>Ralph Magnus</dc:creator>
    <meta:document-statistic meta:table-count="1" meta:image-count="3" meta:object-count="0" meta:page-count="3" meta:paragraph-count="64" meta:word-count="160" meta:character-count="1300"/>
    <meta:user-defined meta:name="Info 1"/>
    <meta:user-defined meta:name="Info 2"/>
    <meta:user-defined meta:name="Info 3"/>
    <meta:user-defined meta:name="Info 4"/>
  </office:meta>
</office:document-meta>
</file>